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8mm"/>
    </style:style>
    <style:style style:name="co4" style:family="table-column">
      <style:table-column-properties fo:break-before="auto" style:column-width="63.64mm"/>
    </style:style>
    <style:style style:name="co5" style:family="table-column">
      <style:table-column-properties fo:break-before="auto" style:column-width="45.6mm"/>
    </style:style>
    <style:style style:name="co6" style:family="table-column">
      <style:table-column-properties fo:break-before="auto" style:column-width="59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4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34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35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3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37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38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3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B4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D35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D38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D39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E35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E37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E38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E39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F35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F37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F38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F39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G37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G38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G39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H37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H38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H3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J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J3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4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1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24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26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27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29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0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3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4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5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6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7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8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39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40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Q26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Q29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Q33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Q38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R26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R29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R33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R35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R38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R39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S26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S29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S33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S35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S37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S38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S39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T12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T29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T33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T35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T37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T38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T39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U26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U29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U33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U37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U38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U39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22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23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26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29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31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33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3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37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38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39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V40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P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20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2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2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2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27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2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3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3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3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3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38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39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W4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X20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X27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X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X3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Sheet1.X3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number-columns-repeated="9" table:default-cell-style-name="ce3"/>
        <table:table-column table:style-name="co2" table:default-cell-style-name="ce40"/>
        <table:table-column table:style-name="co3" table:default-cell-style-name="Default"/>
        <table:table-column table:style-name="co4" table:default-cell-style-name="ce1"/>
        <table:table-column table:style-name="co5" table:default-cell-style-name="ce124"/>
        <table:table-column table:style-name="co6" table:default-cell-style-name="ce1"/>
        <table:table-column table:style-name="co2" table:number-columns-repeated="9" table:default-cell-style-name="ce125"/>
        <table:table-row table:style-name="ro1">
          <table:table-cell table:style-name="ce91" office:value-type="string" calcext:value-type="string">
            <text:p>Results from meta-analysis</text:p>
          </table:table-cell>
          <table:table-cell table:style-name="ce2" table:number-columns-repeated="10"/>
          <table:table-cell/>
          <table:table-cell table:style-name="ce91" office:value-type="string" calcext:value-type="string">
            <text:p>Data for evolutionary inference</text:p>
          </table:table-cell>
          <table:table-cell table:style-name="ce2" table:number-columns-repeated="2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Organis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/>
          <table:table-cell table:style-name="ce2" office:value-type="string" calcext:value-type="string">
            <text:p>Organism</text:p>
          </table:table-cell>
          <table:table-cell table:style-name="ce2" office:value-type="string" calcext:value-type="string">
            <text:p>Reason for difference</text:p>
          </table:table-cell>
          <table:table-cell table:style-name="ce2" office:value-type="string" calcext:value-type="string">
            <text:p>Label for analysis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II</text:p>
          </table:table-cell>
          <table:table-cell table:style-name="ce2" office:value-type="string" calcext:value-type="string">
            <text:p>CIII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string" calcext:value-type="string">
            <text:p>CV</text:p>
          </table:table-cell>
          <table:table-cell table:style-name="ce2" office:value-type="string" calcext:value-type="string">
            <text:p>PDH</text:p>
          </table:table-cell>
          <table:table-cell table:style-name="ce2" office:value-type="string" calcext:value-type="string">
            <text:p>DNA</text:p>
          </table:table-cell>
          <table:table-cell table:style-name="ce2" office:value-type="string" calcext:value-type="string">
            <text:p>TCA</text:p>
          </table:table-cell>
          <table:table-cell table:style-name="ce2" office:value-type="string" calcext:value-type="string">
            <text:p>Fe-S</text:p>
          </table:table-cell>
          <table:table-cell table:style-name="ce2" office:value-type="string" calcext:value-type="string">
            <text:p>Ref</text:p>
          </table:table-cell>
          <table:table-cell table:style-name="ce13" office:value-type="string" calcext:value-type="string">
            <text:p>Assumptions:</text:p>
          </table:table-cell>
          <table:table-cell table:style-name="Default" table:number-columns-repeated="2"/>
          <table:table-cell table:style-name="ce2" office:value-type="string" calcext:value-type="string">
            <text:p>Organism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II</text:p>
          </table:table-cell>
          <table:table-cell table:style-name="ce2" office:value-type="string" calcext:value-type="string">
            <text:p>CIII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string" calcext:value-type="string">
            <text:p>CV</text:p>
          </table:table-cell>
          <table:table-cell table:style-name="ce2" office:value-type="string" calcext:value-type="string">
            <text:p>PDH</text:p>
          </table:table-cell>
          <table:table-cell table:style-name="ce2" office:value-type="string" calcext:value-type="string">
            <text:p>DNA</text:p>
          </table:table-cell>
          <table:table-cell table:style-name="ce2" office:value-type="string" calcext:value-type="string">
            <text:p>TCA</text:p>
          </table:table-cell>
          <table:table-cell table:style-name="ce2" office:value-type="string" calcext:value-type="string">
            <text:p>Fe-S</text:p>
          </table:table-cell>
        </table:table-row>
        <table:table-row table:style-name="ro1">
          <table:table-cell office:value-type="string" calcext:value-type="string">
            <text:p>Acanthamoeba castellanii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Non-canonical CI is not CI retention</text:p>
          </table:table-cell>
          <table:table-cell office:value-type="string" calcext:value-type="string">
            <text:p>Acanthamoeba castellanii</text:p>
          </table:table-cell>
          <table:table-cell table:style-name="ce1"/>
          <table:table-cell office:value-type="string" calcext:value-type="string">
            <text:p>Acanthamoeba castellani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aris suum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Incomplete TCA cycle is not TCA</text:p>
          </table:table-cell>
          <table:table-cell office:value-type="string" calcext:value-type="string">
            <text:p>Ascaris suum</text:p>
          </table:table-cell>
          <table:table-cell table:style-name="ce1"/>
          <table:table-cell office:value-type="string" calcext:value-type="string">
            <text:p>Ascaris suum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stocystis sp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Incomplete CI-V is retention</text:p>
          </table:table-cell>
          <table:table-cell office:value-type="string" calcext:value-type="string">
            <text:p>Blastocystis sp.</text:p>
          </table:table-cell>
          <table:table-cell table:style-name="ce1"/>
          <table:table-cell office:value-type="string" calcext:value-type="string">
            <text:p>Blastocystis sp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vimastigomonas sp. RG-2016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Brevimastigomonas sp. RG-2016a</text:p>
          </table:table-cell>
          <table:table-cell office:value-type="string" calcext:value-type="string">
            <text:p>NCBI updated name</text:p>
          </table:table-cell>
          <table:table-cell office:value-type="string" calcext:value-type="string">
            <text:p>Brevimastigomonas motovehiculus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ina marsupia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Cantina marsupialis</text:p>
          </table:table-cell>
          <table:table-cell/>
          <table:table-cell office:value-type="string" calcext:value-type="string">
            <text:p>Cantina marsupia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lamydomonas reinhardtii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 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, [3]</text:p>
          </table:table-cell>
          <table:table-cell/>
          <table:table-cell office:value-type="string" calcext:value-type="string">
            <text:p>Chlamydomonas reinhardtii</text:p>
          </table:table-cell>
          <table:table-cell/>
          <table:table-cell office:value-type="string" calcext:value-type="string">
            <text:p>Chlamydomonas reinhardtii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ra ve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Chromera velia</text:p>
          </table:table-cell>
          <table:table-cell/>
          <table:table-cell office:value-type="string" calcext:value-type="string">
            <text:p>Chromera ve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sporidium mu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 [2] / 1g 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Cryptosporidium muris</text:p>
          </table:table-cell>
          <table:table-cell/>
          <table:table-cell office:value-type="string" calcext:value-type="string">
            <text:p>Cryptosporidium mu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sporidium parv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[2] / 0 [1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Cryptosporidium parvum</text:p>
          </table:table-cell>
          <table:table-cell/>
          <table:table-cell office:value-type="string" calcext:value-type="string">
            <text:p>Cryptosporidium parvu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snectes brevis</text:p>
          </table:table-cell>
          <table:table-cell office:value-type="string" calcext:value-type="string">
            <text:p>1b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Dysnectes brevis</text:p>
          </table:table-cell>
          <table:table-cell/>
          <table:table-cell office:value-type="string" calcext:value-type="string">
            <text:p>Dysnectes brevis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ephalitozoon cunicul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Encephalitozoon cuniculi</text:p>
          </table:table-cell>
          <table:table-cell/>
          <table:table-cell office:value-type="string" calcext:value-type="string">
            <text:p>Encephalitozoon cunicul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amoeba histolyti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Entamoeba histolytica</text:p>
          </table:table-cell>
          <table:table-cell/>
          <table:table-cell office:value-type="string" calcext:value-type="string">
            <text:p>Entamoeba histolytica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glena gracilis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Euglena gracilis</text:p>
          </table:table-cell>
          <table:table-cell/>
          <table:table-cell office:value-type="string" calcext:value-type="string">
            <text:p>Euglena gracilis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ciola hepat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Fasciola hepatica</text:p>
          </table:table-cell>
          <table:table-cell/>
          <table:table-cell office:value-type="string" calcext:value-type="string">
            <text:p>Fasciola hepat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rdia intestinali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Giardia intestinalis</text:p>
          </table:table-cell>
          <table:table-cell/>
          <table:table-cell office:value-type="string" calcext:value-type="string">
            <text:p>Giardia intestinali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o sapiens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Homo sapiens</text:p>
          </table:table-cell>
          <table:table-cell/>
          <table:table-cell office:value-type="string" calcext:value-type="string">
            <text:p>Homo sapiens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igamoeba balamut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 [1] / 0 [2]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Mastigamoeba balamuthi</text:p>
          </table:table-cell>
          <table:table-cell/>
          <table:table-cell office:value-type="string" calcext:value-type="string">
            <text:p>Mastigamoeba balamut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rocytos mackin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Mikrocytos mackini</text:p>
          </table:table-cell>
          <table:table-cell/>
          <table:table-cell office:value-type="string" calcext:value-type="string">
            <text:p>Mikrocytos mackin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osporidium sp.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Mitosporidium sp.</text:p>
          </table:table-cell>
          <table:table-cell office:value-type="string" calcext:value-type="string">
            <text:p>NCBI does not recognise sp. Label</text:p>
          </table:table-cell>
          <table:table-cell office:value-type="string" calcext:value-type="string">
            <text:p>Mitospori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egleria gruberi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 [5]</text:p>
          </table:table-cell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Naegleria gruberi</text:p>
          </table:table-cell>
          <table:table-cell/>
          <table:table-cell office:value-type="string" calcext:value-type="string">
            <text:p>Naegleria gruberi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ocallimastix sp.</text:p>
          </table:table-cell>
          <table:table-cell office:value-type="string" calcext:value-type="string">
            <text:p>1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Neocallimastix sp.</text:p>
          </table:table-cell>
          <table:table-cell/>
          <table:table-cell office:value-type="string" calcext:value-type="string">
            <text:p>Neocallimastix sp.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ctotherus ov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Nyctotherus ovalis</text:p>
          </table:table-cell>
          <table:table-cell/>
          <table:table-cell office:value-type="string" calcext:value-type="string">
            <text:p>Nyctotherus ov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pinomyces sp.</text:p>
          </table:table-cell>
          <table:table-cell table:number-columns-repeated="4"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Orpinomyces sp.</text:p>
          </table:table-cell>
          <table:table-cell/>
          <table:table-cell office:value-type="string" calcext:value-type="string">
            <text:p>Orpinomyces sp.</text:p>
          </table:table-cell>
          <table:table-cell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4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omyces sp.</text:p>
          </table:table-cell>
          <table:table-cell office:value-type="string" calcext:value-type="string">
            <text:p>1 [2] / 0 [3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 [3]</text:p>
          </table:table-cell>
          <table:table-cell office:value-type="string" calcext:value-type="string">
            <text:p>? [2] / 1 [4]</text:p>
          </table:table-cell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Piromyces sp.</text:p>
          </table:table-cell>
          <table:table-cell/>
          <table:table-cell office:value-type="string" calcext:value-type="string">
            <text:p>Piromyces sp.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odium falciparum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Plasmodium falciparum</text:p>
          </table:table-cell>
          <table:table-cell/>
          <table:table-cell office:value-type="string" calcext:value-type="string">
            <text:p>Plasmodium falciparum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alteriomonas lanterna</text:p>
          </table:table-cell>
          <table:table-cell table:number-columns-repeated="6" office:value-type="string" calcext:value-type="string">
            <text:p>0f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Psalteriomonas lanterna</text:p>
          </table:table-cell>
          <table:table-cell/>
          <table:table-cell office:value-type="string" calcext:value-type="string">
            <text:p>Psalteriomonas lanterna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gsuia biforma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 [1] / 0 [2]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Pygsuia biforma</text:p>
          </table:table-cell>
          <table:table-cell/>
          <table:table-cell office:value-type="string" calcext:value-type="string">
            <text:p>Pygsuia biforma</text:p>
          </table:table-cell>
          <table:table-cell table:style-name="ce13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zell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Rozella</text:p>
          </table:table-cell>
          <table:table-cell/>
          <table:table-cell office:value-type="string" calcext:value-type="string">
            <text:p>Rozell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ccharomyces cerevisiae</text:p>
          </table:table-cell>
          <table:table-cell office:value-type="string" calcext:value-type="string">
            <text:p>1a [2] / 0 [3]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 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, [3]</text:p>
          </table:table-cell>
          <table:table-cell/>
          <table:table-cell office:value-type="string" calcext:value-type="string">
            <text:p>Saccharomyces cerevisiae</text:p>
          </table:table-cell>
          <table:table-cell/>
          <table:table-cell office:value-type="string" calcext:value-type="string">
            <text:p>Saccharomyces cerevisia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wyeria marylandensis</text:p>
          </table:table-cell>
          <table:table-cell table:style-name="ce4" office:value-type="string" calcext:value-type="string">
            <text:p>0f</text:p>
          </table:table-cell>
          <table:table-cell table:number-columns-repeated="5" office:value-type="string" calcext:value-type="string">
            <text:p>0f</text:p>
          </table:table-cell>
          <table:table-cell office:value-type="string" calcext:value-type="string">
            <text:p>0 [5]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Sawyeria marylandensis</text:p>
          </table:table-cell>
          <table:table-cell/>
          <table:table-cell office:value-type="string" calcext:value-type="string">
            <text:p>Sawyeria marylandensis</text:p>
          </table:table-cell>
          <table:table-cell table:style-name="ce132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izosaccharomyces pomb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Schizosaccharomyces pombe</text:p>
          </table:table-cell>
          <table:table-cell/>
          <table:table-cell office:value-type="string" calcext:value-type="string">
            <text:p>Schizosaccharomyces pombe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ronucleus salmoncid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Spironucleus salmoncida</text:p>
          </table:table-cell>
          <table:table-cell office:value-type="string" calcext:value-type="string">
            <text:p>NCBI does not recognise sp. Label</text:p>
          </table:table-cell>
          <table:table-cell office:value-type="string" calcext:value-type="string">
            <text:p>Spironucleus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giella incarcerata</text:p>
          </table:table-cell>
          <table:table-cell table:style-name="ce7" office:value-type="string" calcext:value-type="string">
            <text:p>1b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Stygiella incarcerata</text:p>
          </table:table-cell>
          <table:table-cell/>
          <table:table-cell office:value-type="string" calcext:value-type="string">
            <text:p>Stygiella incarcerata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chomonas vaginalis</text:p>
          </table:table-cell>
          <table:table-cell table:style-name="ce8" office:value-type="string" calcext:value-type="string">
            <text:p>1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Trichomonas vaginalis</text:p>
          </table:table-cell>
          <table:table-cell table:style-name="Default"/>
          <table:table-cell office:value-type="string" calcext:value-type="string">
            <text:p>Trichomonas vaginalis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mastix pyriformis</text:p>
          </table:table-cell>
          <table:table-cell table:style-name="ce9" office:value-type="string" calcext:value-type="string">
            <text:p>0f</text:p>
          </table:table-cell>
          <table:table-cell office:value-type="string" calcext:value-type="string">
            <text:p>0f</text:p>
          </table:table-cell>
          <table:table-cell table:style-name="ce16" office:value-type="string" calcext:value-type="string">
            <text:p>0f</text:p>
          </table:table-cell>
          <table:table-cell table:style-name="ce20" office:value-type="string" calcext:value-type="string">
            <text:p>0f</text:p>
          </table:table-cell>
          <table:table-cell table:style-name="ce24" office:value-type="string" calcext:value-type="string">
            <text:p>0f</text:p>
          </table:table-cell>
          <table:table-cell table:style-name="ce29" office:value-type="string" calcext:value-type="string">
            <text:p>0f</text:p>
          </table:table-cell>
          <table:table-cell table:style-name="ce32" office:value-type="string" calcext:value-type="string">
            <text:p>??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Trimastix pyriformis</text:p>
          </table:table-cell>
          <table:table-cell office:value-type="string" calcext:value-type="string">
            <text:p>NCBI updated name</text:p>
          </table:table-cell>
          <table:table-cell office:value-type="string" calcext:value-type="string">
            <text:p>Paratrimastix pyriformis</text:p>
          </table:table-cell>
          <table:table-cell table:style-name="ce137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anosoma brucei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Trypanosoma brucei</text:p>
          </table:table-cell>
          <table:table-cell table:style-name="ce1"/>
          <table:table-cell office:value-type="string" calcext:value-type="string">
            <text:p>Trypanosoma brucei</text:p>
          </table:table-cell>
          <table:table-cell table:style-name="ce1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rella brassicaformi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Vitrella brassicaformis</text:p>
          </table:table-cell>
          <table:table-cell table:style-name="ce1"/>
          <table:table-cell office:value-type="string" calcext:value-type="string">
            <text:p>Vitrella brassicaformis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ybe non-canonical</text:p>
          </table:table-cell>
          <table:table-cell table:style-name="Default" table:number-columns-repeated="2"/>
          <table:table-cell table:style-name="Default" office:value-type="string" calcext:value-type="string">
            <text:p>[1]</text:p>
          </table:table-cell>
          <table:table-cell table:style-name="Default" office:value-type="string" calcext:value-type="string">
            <text:p>Roger, A. J., Muñoz-Gómez, S. A., &amp; Kamikawa, R. (2017). The origin and diversification of mitochondria. Current Biology, 27(21), R1177-R1192.</text:p>
          </table:table-cell>
          <table:table-cell table:style-name="Default" table:number-columns-repeated="4"/>
          <table:table-cell/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limited set of subunits</text:p>
          </table:table-cell>
          <table:table-cell table:style-name="Default" table:number-columns-repeated="2"/>
          <table:table-cell table:style-name="Default" office:value-type="string" calcext:value-type="string">
            <text:p>[2]</text:p>
          </table:table-cell>
          <table:table-cell table:style-name="Default" office:value-type="string" calcext:value-type="string">
            <text:p>Maguire, F., &amp; Richards, T. A. (2014). Organelle evolution: a mosaic of ‘mitochondrial’functions. Current Biology, 24(11), R518-R520.</text:p>
          </table:table-cell>
          <table:table-cell table:style-name="Default" table:number-columns-repeated="4"/>
          <table:table-cell/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IF system</text:p>
          </table:table-cell>
          <table:table-cell table:style-name="Default" table:number-columns-repeated="2"/>
          <table:table-cell table:style-name="Default" office:value-type="string" calcext:value-type="string">
            <text:p>[3]</text:p>
          </table:table-cell>
          <table:table-cell table:style-name="Default" office:value-type="string" calcext:value-type="string">
            <text:p>J. Hackstein, J. Tjaden, and M. Huynen. Mitochondria, hydrogenosomes and mitosomes: products of evolutionary tinkering! Current Genetics, 50:225, 2006.</text:p>
          </table:table-cell>
          <table:table-cell table:style-name="Default" table:number-columns-repeated="4"/>
          <table:table-cell/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SUF system</text:p>
          </table:table-cell>
          <table:table-cell table:style-name="Default" table:number-columns-repeated="2"/>
          <table:table-cell table:style-name="Default" office:value-type="string" calcext:value-type="string">
            <text:p>[4]</text:p>
          </table:table-cell>
          <table:table-cell table:style-name="Default" office:value-type="string" calcext:value-type="string">
            <text:p>Stairs, C. W., Leger, M. M., &amp; Roger, A. J. (2015). Diversity and origins of anaerobic metabolism in mitochondria and related organelles. Philosophical Transactions of the Royal Society B: Biological Sciences, 370(1678), 20140326.</text:p>
          </table:table-cell>
          <table:table-cell table:style-name="Default" table:number-columns-repeated="4"/>
          <table:table-cell/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incomplete</text:p>
          </table:table-cell>
          <table:table-cell table:style-name="Default" table:number-columns-repeated="2"/>
          <table:table-cell table:style-name="Default" office:value-type="string" calcext:value-type="string">
            <text:p>[5]</text:p>
          </table:table-cell>
          <table:table-cell table:style-name="Default" office:value-type="string" calcext:value-type="string">
            <text:p>via NCBI</text:p>
          </table:table-cell>
          <table:table-cell table:style-name="Default" table:number-columns-repeated="4"/>
          <table:table-cell/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bsence based on transcriptome or incomplete genome</text:p>
          </table:table-cell>
          <table:table-cell table:style-name="Default" table:number-columns-repeated="8"/>
          <table:table-cell/>
          <table:table-cell table:style-name="Default"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complete at least in part</text:p>
          </table:table-cell>
          <table:table-cell table:style-name="Default" table:number-columns-repeated="8"/>
          <table:table-cell/>
          <table:table-cell table:style-name="Default" table:number-columns-repeated="12"/>
        </table:table-row>
        <calcext:conditional-formats>
          <calcext:conditional-format calcext:target-range-address="Sheet1.B4:Sheet1.J32 Sheet1.C33:Sheet1.J34 Sheet1.C36:Sheet1.J36 Sheet1.C35:Sheet1.C35 Sheet1.G35:Sheet1.J35 Sheet1.C40:Sheet1.J40 Sheet1.C37:Sheet1.D37 Sheet1.I37:Sheet1.I37 Sheet1.C38:Sheet1.C39 Sheet1.I38:Sheet1.J38 Sheet1.I39:Sheet1.I39">
            <calcext:condition calcext:apply-style-name="Bad" calcext:value="contains-text(&quot;?&quot;)" calcext:base-cell-address="Sheet1.B4"/>
            <calcext:condition calcext:apply-style-name="Accent 1" calcext:value="=1" calcext:base-cell-address="Sheet1.B4"/>
            <calcext:condition calcext:apply-style-name="Accent 1" calcext:value="contains-text(&quot;1&quot;)" calcext:base-cell-address="Sheet1.B4"/>
          </calcext:conditional-format>
          <calcext:conditional-format calcext:target-range-address="Sheet1.B33:Sheet1.B33">
            <calcext:condition calcext:apply-style-name="Bad" calcext:value="contains-text(&quot;?&quot;)" calcext:base-cell-address="Sheet1.B33"/>
            <calcext:condition calcext:apply-style-name="Accent 1" calcext:value="=1" calcext:base-cell-address="Sheet1.B33"/>
            <calcext:condition calcext:apply-style-name="Accent 1" calcext:value="contains-text(&quot;1&quot;)" calcext:base-cell-address="Sheet1.B33"/>
          </calcext:conditional-format>
          <calcext:conditional-format calcext:target-range-address="Sheet1.B34:Sheet1.B34">
            <calcext:condition calcext:apply-style-name="Bad" calcext:value="contains-text(&quot;?&quot;)" calcext:base-cell-address="Sheet1.B34"/>
            <calcext:condition calcext:apply-style-name="Accent 1" calcext:value="=1" calcext:base-cell-address="Sheet1.B34"/>
            <calcext:condition calcext:apply-style-name="Accent 1" calcext:value="contains-text(&quot;1&quot;)" calcext:base-cell-address="Sheet1.B34"/>
          </calcext:conditional-format>
          <calcext:conditional-format calcext:target-range-address="Sheet1.B35:Sheet1.B35">
            <calcext:condition calcext:apply-style-name="Bad" calcext:value="contains-text(&quot;?&quot;)" calcext:base-cell-address="Sheet1.B35"/>
            <calcext:condition calcext:apply-style-name="Accent 1" calcext:value="=1" calcext:base-cell-address="Sheet1.B35"/>
            <calcext:condition calcext:apply-style-name="Accent 1" calcext:value="contains-text(&quot;1&quot;)" calcext:base-cell-address="Sheet1.B35"/>
          </calcext:conditional-format>
          <calcext:conditional-format calcext:target-range-address="Sheet1.B36:Sheet1.B36">
            <calcext:condition calcext:apply-style-name="Bad" calcext:value="contains-text(&quot;?&quot;)" calcext:base-cell-address="Sheet1.B36"/>
            <calcext:condition calcext:apply-style-name="Accent 1" calcext:value="=1" calcext:base-cell-address="Sheet1.B36"/>
            <calcext:condition calcext:apply-style-name="Accent 1" calcext:value="contains-text(&quot;1&quot;)" calcext:base-cell-address="Sheet1.B36"/>
          </calcext:conditional-format>
          <calcext:conditional-format calcext:target-range-address="Sheet1.B37:Sheet1.B37">
            <calcext:condition calcext:apply-style-name="Bad" calcext:value="contains-text(&quot;?&quot;)" calcext:base-cell-address="Sheet1.B37"/>
            <calcext:condition calcext:apply-style-name="Accent 1" calcext:value="=1" calcext:base-cell-address="Sheet1.B37"/>
            <calcext:condition calcext:apply-style-name="Accent 1" calcext:value="contains-text(&quot;1&quot;)" calcext:base-cell-address="Sheet1.B37"/>
          </calcext:conditional-format>
          <calcext:conditional-format calcext:target-range-address="Sheet1.B38:Sheet1.B38">
            <calcext:condition calcext:apply-style-name="Bad" calcext:value="contains-text(&quot;?&quot;)" calcext:base-cell-address="Sheet1.B38"/>
            <calcext:condition calcext:apply-style-name="Accent 1" calcext:value="=1" calcext:base-cell-address="Sheet1.B38"/>
            <calcext:condition calcext:apply-style-name="Accent 1" calcext:value="contains-text(&quot;1&quot;)" calcext:base-cell-address="Sheet1.B38"/>
          </calcext:conditional-format>
          <calcext:conditional-format calcext:target-range-address="Sheet1.B39:Sheet1.B39">
            <calcext:condition calcext:apply-style-name="Bad" calcext:value="contains-text(&quot;?&quot;)" calcext:base-cell-address="Sheet1.B39"/>
            <calcext:condition calcext:apply-style-name="Accent 1" calcext:value="=1" calcext:base-cell-address="Sheet1.B39"/>
            <calcext:condition calcext:apply-style-name="Accent 1" calcext:value="contains-text(&quot;1&quot;)" calcext:base-cell-address="Sheet1.B39"/>
          </calcext:conditional-format>
          <calcext:conditional-format calcext:target-range-address="Sheet1.B40:Sheet1.B40">
            <calcext:condition calcext:apply-style-name="Bad" calcext:value="contains-text(&quot;?&quot;)" calcext:base-cell-address="Sheet1.B40"/>
            <calcext:condition calcext:apply-style-name="Accent 1" calcext:value="=1" calcext:base-cell-address="Sheet1.B40"/>
            <calcext:condition calcext:apply-style-name="Accent 1" calcext:value="contains-text(&quot;1&quot;)" calcext:base-cell-address="Sheet1.B40"/>
          </calcext:conditional-format>
          <calcext:conditional-format calcext:target-range-address="Sheet1.D35:Sheet1.D35">
            <calcext:condition calcext:apply-style-name="Bad" calcext:value="contains-text(&quot;?&quot;)" calcext:base-cell-address="Sheet1.D35"/>
            <calcext:condition calcext:apply-style-name="Accent 1" calcext:value="=1" calcext:base-cell-address="Sheet1.D35"/>
            <calcext:condition calcext:apply-style-name="Accent 1" calcext:value="contains-text(&quot;1&quot;)" calcext:base-cell-address="Sheet1.D35"/>
          </calcext:conditional-format>
          <calcext:conditional-format calcext:target-range-address="Sheet1.E35:Sheet1.E35">
            <calcext:condition calcext:apply-style-name="Bad" calcext:value="contains-text(&quot;?&quot;)" calcext:base-cell-address="Sheet1.E35"/>
            <calcext:condition calcext:apply-style-name="Accent 1" calcext:value="=1" calcext:base-cell-address="Sheet1.E35"/>
            <calcext:condition calcext:apply-style-name="Accent 1" calcext:value="contains-text(&quot;1&quot;)" calcext:base-cell-address="Sheet1.E35"/>
          </calcext:conditional-format>
          <calcext:conditional-format calcext:target-range-address="Sheet1.F35:Sheet1.F35">
            <calcext:condition calcext:apply-style-name="Bad" calcext:value="contains-text(&quot;?&quot;)" calcext:base-cell-address="Sheet1.F35"/>
            <calcext:condition calcext:apply-style-name="Accent 1" calcext:value="=1" calcext:base-cell-address="Sheet1.F35"/>
            <calcext:condition calcext:apply-style-name="Accent 1" calcext:value="contains-text(&quot;1&quot;)" calcext:base-cell-address="Sheet1.F35"/>
          </calcext:conditional-format>
          <calcext:conditional-format calcext:target-range-address="Sheet1.E37:Sheet1.E37">
            <calcext:condition calcext:apply-style-name="Bad" calcext:value="contains-text(&quot;?&quot;)" calcext:base-cell-address="Sheet1.E37"/>
            <calcext:condition calcext:apply-style-name="Accent 1" calcext:value="=1" calcext:base-cell-address="Sheet1.E37"/>
            <calcext:condition calcext:apply-style-name="Accent 1" calcext:value="contains-text(&quot;1&quot;)" calcext:base-cell-address="Sheet1.E37"/>
          </calcext:conditional-format>
          <calcext:conditional-format calcext:target-range-address="Sheet1.F37:Sheet1.F37">
            <calcext:condition calcext:apply-style-name="Bad" calcext:value="contains-text(&quot;?&quot;)" calcext:base-cell-address="Sheet1.F37"/>
            <calcext:condition calcext:apply-style-name="Accent 1" calcext:value="=1" calcext:base-cell-address="Sheet1.F37"/>
            <calcext:condition calcext:apply-style-name="Accent 1" calcext:value="contains-text(&quot;1&quot;)" calcext:base-cell-address="Sheet1.F37"/>
          </calcext:conditional-format>
          <calcext:conditional-format calcext:target-range-address="Sheet1.G37:Sheet1.G37">
            <calcext:condition calcext:apply-style-name="Bad" calcext:value="contains-text(&quot;?&quot;)" calcext:base-cell-address="Sheet1.G37"/>
            <calcext:condition calcext:apply-style-name="Accent 1" calcext:value="=1" calcext:base-cell-address="Sheet1.G37"/>
            <calcext:condition calcext:apply-style-name="Accent 1" calcext:value="contains-text(&quot;1&quot;)" calcext:base-cell-address="Sheet1.G37"/>
          </calcext:conditional-format>
          <calcext:conditional-format calcext:target-range-address="Sheet1.H37:Sheet1.H37">
            <calcext:condition calcext:apply-style-name="Bad" calcext:value="contains-text(&quot;?&quot;)" calcext:base-cell-address="Sheet1.H37"/>
            <calcext:condition calcext:apply-style-name="Accent 1" calcext:value="=1" calcext:base-cell-address="Sheet1.H37"/>
            <calcext:condition calcext:apply-style-name="Accent 1" calcext:value="contains-text(&quot;1&quot;)" calcext:base-cell-address="Sheet1.H37"/>
          </calcext:conditional-format>
          <calcext:conditional-format calcext:target-range-address="Sheet1.J37:Sheet1.J37">
            <calcext:condition calcext:apply-style-name="Bad" calcext:value="contains-text(&quot;?&quot;)" calcext:base-cell-address="Sheet1.J37"/>
            <calcext:condition calcext:apply-style-name="Accent 1" calcext:value="=1" calcext:base-cell-address="Sheet1.J37"/>
            <calcext:condition calcext:apply-style-name="Accent 1" calcext:value="contains-text(&quot;1&quot;)" calcext:base-cell-address="Sheet1.J37"/>
          </calcext:conditional-format>
          <calcext:conditional-format calcext:target-range-address="Sheet1.D38:Sheet1.D38">
            <calcext:condition calcext:apply-style-name="Bad" calcext:value="contains-text(&quot;?&quot;)" calcext:base-cell-address="Sheet1.D38"/>
            <calcext:condition calcext:apply-style-name="Accent 1" calcext:value="=1" calcext:base-cell-address="Sheet1.D38"/>
            <calcext:condition calcext:apply-style-name="Accent 1" calcext:value="contains-text(&quot;1&quot;)" calcext:base-cell-address="Sheet1.D38"/>
          </calcext:conditional-format>
          <calcext:conditional-format calcext:target-range-address="Sheet1.E38:Sheet1.E38">
            <calcext:condition calcext:apply-style-name="Bad" calcext:value="contains-text(&quot;?&quot;)" calcext:base-cell-address="Sheet1.E38"/>
            <calcext:condition calcext:apply-style-name="Accent 1" calcext:value="=1" calcext:base-cell-address="Sheet1.E38"/>
            <calcext:condition calcext:apply-style-name="Accent 1" calcext:value="contains-text(&quot;1&quot;)" calcext:base-cell-address="Sheet1.E38"/>
          </calcext:conditional-format>
          <calcext:conditional-format calcext:target-range-address="Sheet1.F38:Sheet1.F38">
            <calcext:condition calcext:apply-style-name="Bad" calcext:value="contains-text(&quot;?&quot;)" calcext:base-cell-address="Sheet1.F38"/>
            <calcext:condition calcext:apply-style-name="Accent 1" calcext:value="=1" calcext:base-cell-address="Sheet1.F38"/>
            <calcext:condition calcext:apply-style-name="Accent 1" calcext:value="contains-text(&quot;1&quot;)" calcext:base-cell-address="Sheet1.F38"/>
          </calcext:conditional-format>
          <calcext:conditional-format calcext:target-range-address="Sheet1.G38:Sheet1.G38">
            <calcext:condition calcext:apply-style-name="Bad" calcext:value="contains-text(&quot;?&quot;)" calcext:base-cell-address="Sheet1.G38"/>
            <calcext:condition calcext:apply-style-name="Accent 1" calcext:value="=1" calcext:base-cell-address="Sheet1.G38"/>
            <calcext:condition calcext:apply-style-name="Accent 1" calcext:value="contains-text(&quot;1&quot;)" calcext:base-cell-address="Sheet1.G38"/>
          </calcext:conditional-format>
          <calcext:conditional-format calcext:target-range-address="Sheet1.H38:Sheet1.H38">
            <calcext:condition calcext:apply-style-name="Bad" calcext:value="contains-text(&quot;?&quot;)" calcext:base-cell-address="Sheet1.H38"/>
            <calcext:condition calcext:apply-style-name="Accent 1" calcext:value="=1" calcext:base-cell-address="Sheet1.H38"/>
            <calcext:condition calcext:apply-style-name="Accent 1" calcext:value="contains-text(&quot;1&quot;)" calcext:base-cell-address="Sheet1.H38"/>
          </calcext:conditional-format>
          <calcext:conditional-format calcext:target-range-address="Sheet1.D39:Sheet1.D39">
            <calcext:condition calcext:apply-style-name="Bad" calcext:value="contains-text(&quot;?&quot;)" calcext:base-cell-address="Sheet1.D39"/>
            <calcext:condition calcext:apply-style-name="Accent 1" calcext:value="=1" calcext:base-cell-address="Sheet1.D39"/>
            <calcext:condition calcext:apply-style-name="Accent 1" calcext:value="contains-text(&quot;1&quot;)" calcext:base-cell-address="Sheet1.D39"/>
          </calcext:conditional-format>
          <calcext:conditional-format calcext:target-range-address="Sheet1.E39:Sheet1.E39">
            <calcext:condition calcext:apply-style-name="Bad" calcext:value="contains-text(&quot;?&quot;)" calcext:base-cell-address="Sheet1.E39"/>
            <calcext:condition calcext:apply-style-name="Accent 1" calcext:value="=1" calcext:base-cell-address="Sheet1.E39"/>
            <calcext:condition calcext:apply-style-name="Accent 1" calcext:value="contains-text(&quot;1&quot;)" calcext:base-cell-address="Sheet1.E39"/>
          </calcext:conditional-format>
          <calcext:conditional-format calcext:target-range-address="Sheet1.F39:Sheet1.F39">
            <calcext:condition calcext:apply-style-name="Bad" calcext:value="contains-text(&quot;?&quot;)" calcext:base-cell-address="Sheet1.F39"/>
            <calcext:condition calcext:apply-style-name="Accent 1" calcext:value="=1" calcext:base-cell-address="Sheet1.F39"/>
            <calcext:condition calcext:apply-style-name="Accent 1" calcext:value="contains-text(&quot;1&quot;)" calcext:base-cell-address="Sheet1.F39"/>
          </calcext:conditional-format>
          <calcext:conditional-format calcext:target-range-address="Sheet1.G39:Sheet1.G39">
            <calcext:condition calcext:apply-style-name="Bad" calcext:value="contains-text(&quot;?&quot;)" calcext:base-cell-address="Sheet1.G39"/>
            <calcext:condition calcext:apply-style-name="Accent 1" calcext:value="=1" calcext:base-cell-address="Sheet1.G39"/>
            <calcext:condition calcext:apply-style-name="Accent 1" calcext:value="contains-text(&quot;1&quot;)" calcext:base-cell-address="Sheet1.G39"/>
          </calcext:conditional-format>
          <calcext:conditional-format calcext:target-range-address="Sheet1.H39:Sheet1.H39">
            <calcext:condition calcext:apply-style-name="Bad" calcext:value="contains-text(&quot;?&quot;)" calcext:base-cell-address="Sheet1.H39"/>
            <calcext:condition calcext:apply-style-name="Accent 1" calcext:value="=1" calcext:base-cell-address="Sheet1.H39"/>
            <calcext:condition calcext:apply-style-name="Accent 1" calcext:value="contains-text(&quot;1&quot;)" calcext:base-cell-address="Sheet1.H39"/>
          </calcext:conditional-format>
          <calcext:conditional-format calcext:target-range-address="Sheet1.J39:Sheet1.J39">
            <calcext:condition calcext:apply-style-name="Bad" calcext:value="contains-text(&quot;?&quot;)" calcext:base-cell-address="Sheet1.J39"/>
            <calcext:condition calcext:apply-style-name="Accent 1" calcext:value="=1" calcext:base-cell-address="Sheet1.J39"/>
            <calcext:condition calcext:apply-style-name="Accent 1" calcext:value="contains-text(&quot;1&quot;)" calcext:base-cell-address="Sheet1.J39"/>
          </calcext:conditional-format>
          <calcext:conditional-format calcext:target-range-address="Sheet1.P4:Sheet1.X8 Sheet1.Q34:Sheet1.X34 Sheet1.Q36:Sheet1.X36 Sheet1.Q35:Sheet1.Q35 Sheet1.W35:Sheet1.X35 Sheet1.X40:Sheet1.X40 Sheet1.Q37:Sheet1.R37 Sheet1.W37:Sheet1.W37 Sheet1.Q39:Sheet1.Q39 Sheet1.X38:Sheet1.X38 Sheet1.P10:Sheet1.X11 Sheet1.P9:Sheet1.V9 Sheet1.X9:Sheet1.X9 Sheet1.Q14:Sheet1.V21 Sheet1.P12:Sheet1.S12 Sheet1.U12:Sheet1.X12 Sheet1.Q13:Sheet1.X13 Sheet1.P14:Sheet1.P23 Sheet1.P31:Sheet1.P32 Sheet1.P25:Sheet1.P25 Sheet1.P28:Sheet1.P28 Sheet1.Q40:Sheet1.U40 Sheet1.U35:Sheet1.U35 Sheet1.X33:Sheet1.X33 Sheet1.X32:Sheet1.X32 Sheet1.Q31:Sheet1.U31 Sheet1.X31:Sheet1.X31 Sheet1.Q30:Sheet1.V30 Sheet1.X29:Sheet1.X29 Sheet1.Q28:Sheet1.X28 Sheet1.T26:Sheet1.T26 Sheet1.W26:Sheet1.X26 Sheet1.Q25:Sheet1.X25 Sheet1.Q22:Sheet1.U23 Sheet1.X22:Sheet1.X24 Sheet1.Q27:Sheet1.V27 Sheet1.Q24:Sheet1.V24 Sheet1.W14:Sheet1.X19 Sheet1.W21:Sheet1.X21 Sheet1.Q32:Sheet1.V32">
            <calcext:condition calcext:apply-style-name="Bad" calcext:value="contains-text(&quot;?&quot;)" calcext:base-cell-address="Sheet1.P4"/>
            <calcext:condition calcext:apply-style-name="Accent 1" calcext:value="=1" calcext:base-cell-address="Sheet1.P4"/>
            <calcext:condition calcext:apply-style-name="Accent 1" calcext:value="contains-text(&quot;1&quot;)" calcext:base-cell-address="Sheet1.P4"/>
          </calcext:conditional-format>
          <calcext:conditional-format calcext:target-range-address="Sheet1.P33:Sheet1.P33">
            <calcext:condition calcext:apply-style-name="Bad" calcext:value="contains-text(&quot;?&quot;)" calcext:base-cell-address="Sheet1.P33"/>
            <calcext:condition calcext:apply-style-name="Accent 1" calcext:value="=1" calcext:base-cell-address="Sheet1.P33"/>
            <calcext:condition calcext:apply-style-name="Accent 1" calcext:value="contains-text(&quot;1&quot;)" calcext:base-cell-address="Sheet1.P33"/>
          </calcext:conditional-format>
          <calcext:conditional-format calcext:target-range-address="Sheet1.P34:Sheet1.P34">
            <calcext:condition calcext:apply-style-name="Bad" calcext:value="contains-text(&quot;?&quot;)" calcext:base-cell-address="Sheet1.P34"/>
            <calcext:condition calcext:apply-style-name="Accent 1" calcext:value="=1" calcext:base-cell-address="Sheet1.P34"/>
            <calcext:condition calcext:apply-style-name="Accent 1" calcext:value="contains-text(&quot;1&quot;)" calcext:base-cell-address="Sheet1.P34"/>
          </calcext:conditional-format>
          <calcext:conditional-format calcext:target-range-address="Sheet1.P35:Sheet1.P35">
            <calcext:condition calcext:apply-style-name="Bad" calcext:value="contains-text(&quot;?&quot;)" calcext:base-cell-address="Sheet1.P35"/>
            <calcext:condition calcext:apply-style-name="Accent 1" calcext:value="=1" calcext:base-cell-address="Sheet1.P35"/>
            <calcext:condition calcext:apply-style-name="Accent 1" calcext:value="contains-text(&quot;1&quot;)" calcext:base-cell-address="Sheet1.P35"/>
          </calcext:conditional-format>
          <calcext:conditional-format calcext:target-range-address="Sheet1.P39:Sheet1.P39">
            <calcext:condition calcext:apply-style-name="Bad" calcext:value="contains-text(&quot;?&quot;)" calcext:base-cell-address="Sheet1.P39"/>
            <calcext:condition calcext:apply-style-name="Accent 1" calcext:value="=1" calcext:base-cell-address="Sheet1.P39"/>
            <calcext:condition calcext:apply-style-name="Accent 1" calcext:value="contains-text(&quot;1&quot;)" calcext:base-cell-address="Sheet1.P39"/>
          </calcext:conditional-format>
          <calcext:conditional-format calcext:target-range-address="Sheet1.P40:Sheet1.P40">
            <calcext:condition calcext:apply-style-name="Bad" calcext:value="contains-text(&quot;?&quot;)" calcext:base-cell-address="Sheet1.P40"/>
            <calcext:condition calcext:apply-style-name="Accent 1" calcext:value="=1" calcext:base-cell-address="Sheet1.P40"/>
            <calcext:condition calcext:apply-style-name="Accent 1" calcext:value="contains-text(&quot;1&quot;)" calcext:base-cell-address="Sheet1.P40"/>
          </calcext:conditional-format>
          <calcext:conditional-format calcext:target-range-address="Sheet1.R35:Sheet1.R35">
            <calcext:condition calcext:apply-style-name="Bad" calcext:value="contains-text(&quot;?&quot;)" calcext:base-cell-address="Sheet1.R35"/>
            <calcext:condition calcext:apply-style-name="Accent 1" calcext:value="=1" calcext:base-cell-address="Sheet1.R35"/>
            <calcext:condition calcext:apply-style-name="Accent 1" calcext:value="contains-text(&quot;1&quot;)" calcext:base-cell-address="Sheet1.R35"/>
          </calcext:conditional-format>
          <calcext:conditional-format calcext:target-range-address="Sheet1.S35:Sheet1.S35">
            <calcext:condition calcext:apply-style-name="Bad" calcext:value="contains-text(&quot;?&quot;)" calcext:base-cell-address="Sheet1.S35"/>
            <calcext:condition calcext:apply-style-name="Accent 1" calcext:value="=1" calcext:base-cell-address="Sheet1.S35"/>
            <calcext:condition calcext:apply-style-name="Accent 1" calcext:value="contains-text(&quot;1&quot;)" calcext:base-cell-address="Sheet1.S35"/>
          </calcext:conditional-format>
          <calcext:conditional-format calcext:target-range-address="Sheet1.T35:Sheet1.T35">
            <calcext:condition calcext:apply-style-name="Bad" calcext:value="contains-text(&quot;?&quot;)" calcext:base-cell-address="Sheet1.T35"/>
            <calcext:condition calcext:apply-style-name="Accent 1" calcext:value="=1" calcext:base-cell-address="Sheet1.T35"/>
            <calcext:condition calcext:apply-style-name="Accent 1" calcext:value="contains-text(&quot;1&quot;)" calcext:base-cell-address="Sheet1.T35"/>
          </calcext:conditional-format>
          <calcext:conditional-format calcext:target-range-address="Sheet1.S37:Sheet1.S37">
            <calcext:condition calcext:apply-style-name="Bad" calcext:value="contains-text(&quot;?&quot;)" calcext:base-cell-address="Sheet1.S37"/>
            <calcext:condition calcext:apply-style-name="Accent 1" calcext:value="=1" calcext:base-cell-address="Sheet1.S37"/>
            <calcext:condition calcext:apply-style-name="Accent 1" calcext:value="contains-text(&quot;1&quot;)" calcext:base-cell-address="Sheet1.S37"/>
          </calcext:conditional-format>
          <calcext:conditional-format calcext:target-range-address="Sheet1.T37:Sheet1.T37">
            <calcext:condition calcext:apply-style-name="Bad" calcext:value="contains-text(&quot;?&quot;)" calcext:base-cell-address="Sheet1.T37"/>
            <calcext:condition calcext:apply-style-name="Accent 1" calcext:value="=1" calcext:base-cell-address="Sheet1.T37"/>
            <calcext:condition calcext:apply-style-name="Accent 1" calcext:value="contains-text(&quot;1&quot;)" calcext:base-cell-address="Sheet1.T37"/>
          </calcext:conditional-format>
          <calcext:conditional-format calcext:target-range-address="Sheet1.U37:Sheet1.U37">
            <calcext:condition calcext:apply-style-name="Bad" calcext:value="contains-text(&quot;?&quot;)" calcext:base-cell-address="Sheet1.U37"/>
            <calcext:condition calcext:apply-style-name="Accent 1" calcext:value="=1" calcext:base-cell-address="Sheet1.U37"/>
            <calcext:condition calcext:apply-style-name="Accent 1" calcext:value="contains-text(&quot;1&quot;)" calcext:base-cell-address="Sheet1.U37"/>
          </calcext:conditional-format>
          <calcext:conditional-format calcext:target-range-address="Sheet1.V37:Sheet1.V37">
            <calcext:condition calcext:apply-style-name="Bad" calcext:value="contains-text(&quot;?&quot;)" calcext:base-cell-address="Sheet1.V37"/>
            <calcext:condition calcext:apply-style-name="Accent 1" calcext:value="=1" calcext:base-cell-address="Sheet1.V37"/>
            <calcext:condition calcext:apply-style-name="Accent 1" calcext:value="contains-text(&quot;1&quot;)" calcext:base-cell-address="Sheet1.V37"/>
          </calcext:conditional-format>
          <calcext:conditional-format calcext:target-range-address="Sheet1.X37:Sheet1.X37">
            <calcext:condition calcext:apply-style-name="Bad" calcext:value="contains-text(&quot;?&quot;)" calcext:base-cell-address="Sheet1.X37"/>
            <calcext:condition calcext:apply-style-name="Accent 1" calcext:value="=1" calcext:base-cell-address="Sheet1.X37"/>
            <calcext:condition calcext:apply-style-name="Accent 1" calcext:value="contains-text(&quot;1&quot;)" calcext:base-cell-address="Sheet1.X37"/>
          </calcext:conditional-format>
          <calcext:conditional-format calcext:target-range-address="Sheet1.R39:Sheet1.R39">
            <calcext:condition calcext:apply-style-name="Bad" calcext:value="contains-text(&quot;?&quot;)" calcext:base-cell-address="Sheet1.R39"/>
            <calcext:condition calcext:apply-style-name="Accent 1" calcext:value="=1" calcext:base-cell-address="Sheet1.R39"/>
            <calcext:condition calcext:apply-style-name="Accent 1" calcext:value="contains-text(&quot;1&quot;)" calcext:base-cell-address="Sheet1.R39"/>
          </calcext:conditional-format>
          <calcext:conditional-format calcext:target-range-address="Sheet1.S39:Sheet1.S39">
            <calcext:condition calcext:apply-style-name="Bad" calcext:value="contains-text(&quot;?&quot;)" calcext:base-cell-address="Sheet1.S39"/>
            <calcext:condition calcext:apply-style-name="Accent 1" calcext:value="=1" calcext:base-cell-address="Sheet1.S39"/>
            <calcext:condition calcext:apply-style-name="Accent 1" calcext:value="contains-text(&quot;1&quot;)" calcext:base-cell-address="Sheet1.S39"/>
          </calcext:conditional-format>
          <calcext:conditional-format calcext:target-range-address="Sheet1.T39:Sheet1.T39">
            <calcext:condition calcext:apply-style-name="Bad" calcext:value="contains-text(&quot;?&quot;)" calcext:base-cell-address="Sheet1.T39"/>
            <calcext:condition calcext:apply-style-name="Accent 1" calcext:value="=1" calcext:base-cell-address="Sheet1.T39"/>
            <calcext:condition calcext:apply-style-name="Accent 1" calcext:value="contains-text(&quot;1&quot;)" calcext:base-cell-address="Sheet1.T39"/>
          </calcext:conditional-format>
          <calcext:conditional-format calcext:target-range-address="Sheet1.U39:Sheet1.U39">
            <calcext:condition calcext:apply-style-name="Bad" calcext:value="contains-text(&quot;?&quot;)" calcext:base-cell-address="Sheet1.U39"/>
            <calcext:condition calcext:apply-style-name="Accent 1" calcext:value="=1" calcext:base-cell-address="Sheet1.U39"/>
            <calcext:condition calcext:apply-style-name="Accent 1" calcext:value="contains-text(&quot;1&quot;)" calcext:base-cell-address="Sheet1.U39"/>
          </calcext:conditional-format>
          <calcext:conditional-format calcext:target-range-address="Sheet1.V39:Sheet1.V39">
            <calcext:condition calcext:apply-style-name="Bad" calcext:value="contains-text(&quot;?&quot;)" calcext:base-cell-address="Sheet1.V39"/>
            <calcext:condition calcext:apply-style-name="Accent 1" calcext:value="=1" calcext:base-cell-address="Sheet1.V39"/>
            <calcext:condition calcext:apply-style-name="Accent 1" calcext:value="contains-text(&quot;1&quot;)" calcext:base-cell-address="Sheet1.V39"/>
          </calcext:conditional-format>
          <calcext:conditional-format calcext:target-range-address="Sheet1.X39:Sheet1.X39">
            <calcext:condition calcext:apply-style-name="Bad" calcext:value="contains-text(&quot;?&quot;)" calcext:base-cell-address="Sheet1.X39"/>
            <calcext:condition calcext:apply-style-name="Accent 1" calcext:value="=1" calcext:base-cell-address="Sheet1.X39"/>
            <calcext:condition calcext:apply-style-name="Accent 1" calcext:value="contains-text(&quot;1&quot;)" calcext:base-cell-address="Sheet1.X39"/>
          </calcext:conditional-format>
          <calcext:conditional-format calcext:target-range-address="Sheet1.W9:Sheet1.W9">
            <calcext:condition calcext:apply-style-name="Bad" calcext:value="contains-text(&quot;?&quot;)" calcext:base-cell-address="Sheet1.W9"/>
            <calcext:condition calcext:apply-style-name="Accent 1" calcext:value="=1" calcext:base-cell-address="Sheet1.W9"/>
            <calcext:condition calcext:apply-style-name="Accent 1" calcext:value="contains-text(&quot;1&quot;)" calcext:base-cell-address="Sheet1.W9"/>
          </calcext:conditional-format>
          <calcext:conditional-format calcext:target-range-address="Sheet1.T12:Sheet1.T12">
            <calcext:condition calcext:apply-style-name="Bad" calcext:value="contains-text(&quot;?&quot;)" calcext:base-cell-address="Sheet1.T12"/>
            <calcext:condition calcext:apply-style-name="Accent 1" calcext:value="=1" calcext:base-cell-address="Sheet1.T12"/>
            <calcext:condition calcext:apply-style-name="Accent 1" calcext:value="contains-text(&quot;1&quot;)" calcext:base-cell-address="Sheet1.T12"/>
          </calcext:conditional-format>
          <calcext:conditional-format calcext:target-range-address="Sheet1.P13:Sheet1.P13">
            <calcext:condition calcext:apply-style-name="Bad" calcext:value="contains-text(&quot;?&quot;)" calcext:base-cell-address="Sheet1.P13"/>
            <calcext:condition calcext:apply-style-name="Accent 1" calcext:value="=1" calcext:base-cell-address="Sheet1.P13"/>
            <calcext:condition calcext:apply-style-name="Accent 1" calcext:value="contains-text(&quot;1&quot;)" calcext:base-cell-address="Sheet1.P13"/>
          </calcext:conditional-format>
          <calcext:conditional-format calcext:target-range-address="Sheet1.P24:Sheet1.P24">
            <calcext:condition calcext:apply-style-name="Bad" calcext:value="contains-text(&quot;?&quot;)" calcext:base-cell-address="Sheet1.P24"/>
            <calcext:condition calcext:apply-style-name="Accent 1" calcext:value="=1" calcext:base-cell-address="Sheet1.P24"/>
            <calcext:condition calcext:apply-style-name="Accent 1" calcext:value="contains-text(&quot;1&quot;)" calcext:base-cell-address="Sheet1.P24"/>
          </calcext:conditional-format>
          <calcext:conditional-format calcext:target-range-address="Sheet1.P27:Sheet1.P27">
            <calcext:condition calcext:apply-style-name="Bad" calcext:value="contains-text(&quot;?&quot;)" calcext:base-cell-address="Sheet1.P27"/>
            <calcext:condition calcext:apply-style-name="Accent 1" calcext:value="=1" calcext:base-cell-address="Sheet1.P27"/>
            <calcext:condition calcext:apply-style-name="Accent 1" calcext:value="contains-text(&quot;1&quot;)" calcext:base-cell-address="Sheet1.P27"/>
          </calcext:conditional-format>
          <calcext:conditional-format calcext:target-range-address="Sheet1.P30:Sheet1.P30">
            <calcext:condition calcext:apply-style-name="Bad" calcext:value="contains-text(&quot;?&quot;)" calcext:base-cell-address="Sheet1.P30"/>
            <calcext:condition calcext:apply-style-name="Accent 1" calcext:value="=1" calcext:base-cell-address="Sheet1.P30"/>
            <calcext:condition calcext:apply-style-name="Accent 1" calcext:value="contains-text(&quot;1&quot;)" calcext:base-cell-address="Sheet1.P30"/>
          </calcext:conditional-format>
          <calcext:conditional-format calcext:target-range-address="Sheet1.P36:Sheet1.P36">
            <calcext:condition calcext:apply-style-name="Bad" calcext:value="contains-text(&quot;?&quot;)" calcext:base-cell-address="Sheet1.P36"/>
            <calcext:condition calcext:apply-style-name="Accent 1" calcext:value="=1" calcext:base-cell-address="Sheet1.P36"/>
            <calcext:condition calcext:apply-style-name="Accent 1" calcext:value="contains-text(&quot;1&quot;)" calcext:base-cell-address="Sheet1.P36"/>
          </calcext:conditional-format>
          <calcext:conditional-format calcext:target-range-address="Sheet1.P37:Sheet1.P37">
            <calcext:condition calcext:apply-style-name="Bad" calcext:value="contains-text(&quot;?&quot;)" calcext:base-cell-address="Sheet1.P37"/>
            <calcext:condition calcext:apply-style-name="Accent 1" calcext:value="=1" calcext:base-cell-address="Sheet1.P37"/>
            <calcext:condition calcext:apply-style-name="Accent 1" calcext:value="contains-text(&quot;1&quot;)" calcext:base-cell-address="Sheet1.P37"/>
          </calcext:conditional-format>
          <calcext:conditional-format calcext:target-range-address="Sheet1.P38:Sheet1.P38">
            <calcext:condition calcext:apply-style-name="Bad" calcext:value="contains-text(&quot;?&quot;)" calcext:base-cell-address="Sheet1.P38"/>
            <calcext:condition calcext:apply-style-name="Accent 1" calcext:value="=1" calcext:base-cell-address="Sheet1.P38"/>
            <calcext:condition calcext:apply-style-name="Accent 1" calcext:value="contains-text(&quot;1&quot;)" calcext:base-cell-address="Sheet1.P38"/>
          </calcext:conditional-format>
          <calcext:conditional-format calcext:target-range-address="Sheet1.Q38:Sheet1.Q38">
            <calcext:condition calcext:apply-style-name="Bad" calcext:value="contains-text(&quot;?&quot;)" calcext:base-cell-address="Sheet1.Q38"/>
            <calcext:condition calcext:apply-style-name="Accent 1" calcext:value="=1" calcext:base-cell-address="Sheet1.Q38"/>
            <calcext:condition calcext:apply-style-name="Accent 1" calcext:value="contains-text(&quot;1&quot;)" calcext:base-cell-address="Sheet1.Q38"/>
          </calcext:conditional-format>
          <calcext:conditional-format calcext:target-range-address="Sheet1.R38:Sheet1.R38">
            <calcext:condition calcext:apply-style-name="Bad" calcext:value="contains-text(&quot;?&quot;)" calcext:base-cell-address="Sheet1.R38"/>
            <calcext:condition calcext:apply-style-name="Accent 1" calcext:value="=1" calcext:base-cell-address="Sheet1.R38"/>
            <calcext:condition calcext:apply-style-name="Accent 1" calcext:value="contains-text(&quot;1&quot;)" calcext:base-cell-address="Sheet1.R38"/>
          </calcext:conditional-format>
          <calcext:conditional-format calcext:target-range-address="Sheet1.S38:Sheet1.S38">
            <calcext:condition calcext:apply-style-name="Bad" calcext:value="contains-text(&quot;?&quot;)" calcext:base-cell-address="Sheet1.S38"/>
            <calcext:condition calcext:apply-style-name="Accent 1" calcext:value="=1" calcext:base-cell-address="Sheet1.S38"/>
            <calcext:condition calcext:apply-style-name="Accent 1" calcext:value="contains-text(&quot;1&quot;)" calcext:base-cell-address="Sheet1.S38"/>
          </calcext:conditional-format>
          <calcext:conditional-format calcext:target-range-address="Sheet1.T38:Sheet1.T38">
            <calcext:condition calcext:apply-style-name="Bad" calcext:value="contains-text(&quot;?&quot;)" calcext:base-cell-address="Sheet1.T38"/>
            <calcext:condition calcext:apply-style-name="Accent 1" calcext:value="=1" calcext:base-cell-address="Sheet1.T38"/>
            <calcext:condition calcext:apply-style-name="Accent 1" calcext:value="contains-text(&quot;1&quot;)" calcext:base-cell-address="Sheet1.T38"/>
          </calcext:conditional-format>
          <calcext:conditional-format calcext:target-range-address="Sheet1.U38:Sheet1.U38">
            <calcext:condition calcext:apply-style-name="Bad" calcext:value="contains-text(&quot;?&quot;)" calcext:base-cell-address="Sheet1.U38"/>
            <calcext:condition calcext:apply-style-name="Accent 1" calcext:value="=1" calcext:base-cell-address="Sheet1.U38"/>
            <calcext:condition calcext:apply-style-name="Accent 1" calcext:value="contains-text(&quot;1&quot;)" calcext:base-cell-address="Sheet1.U38"/>
          </calcext:conditional-format>
          <calcext:conditional-format calcext:target-range-address="Sheet1.V38:Sheet1.V38">
            <calcext:condition calcext:apply-style-name="Bad" calcext:value="contains-text(&quot;?&quot;)" calcext:base-cell-address="Sheet1.V38"/>
            <calcext:condition calcext:apply-style-name="Accent 1" calcext:value="=1" calcext:base-cell-address="Sheet1.V38"/>
            <calcext:condition calcext:apply-style-name="Accent 1" calcext:value="contains-text(&quot;1&quot;)" calcext:base-cell-address="Sheet1.V38"/>
          </calcext:conditional-format>
          <calcext:conditional-format calcext:target-range-address="Sheet1.V40:Sheet1.V40">
            <calcext:condition calcext:apply-style-name="Bad" calcext:value="contains-text(&quot;?&quot;)" calcext:base-cell-address="Sheet1.V40"/>
            <calcext:condition calcext:apply-style-name="Accent 1" calcext:value="=1" calcext:base-cell-address="Sheet1.V40"/>
            <calcext:condition calcext:apply-style-name="Accent 1" calcext:value="contains-text(&quot;1&quot;)" calcext:base-cell-address="Sheet1.V40"/>
          </calcext:conditional-format>
          <calcext:conditional-format calcext:target-range-address="Sheet1.W39:Sheet1.W39">
            <calcext:condition calcext:apply-style-name="Bad" calcext:value="contains-text(&quot;?&quot;)" calcext:base-cell-address="Sheet1.W39"/>
            <calcext:condition calcext:apply-style-name="Accent 1" calcext:value="=1" calcext:base-cell-address="Sheet1.W39"/>
            <calcext:condition calcext:apply-style-name="Accent 1" calcext:value="contains-text(&quot;1&quot;)" calcext:base-cell-address="Sheet1.W39"/>
          </calcext:conditional-format>
          <calcext:conditional-format calcext:target-range-address="Sheet1.W38:Sheet1.W38">
            <calcext:condition calcext:apply-style-name="Bad" calcext:value="contains-text(&quot;?&quot;)" calcext:base-cell-address="Sheet1.W38"/>
            <calcext:condition calcext:apply-style-name="Accent 1" calcext:value="=1" calcext:base-cell-address="Sheet1.W38"/>
            <calcext:condition calcext:apply-style-name="Accent 1" calcext:value="contains-text(&quot;1&quot;)" calcext:base-cell-address="Sheet1.W38"/>
          </calcext:conditional-format>
          <calcext:conditional-format calcext:target-range-address="Sheet1.V35:Sheet1.V35">
            <calcext:condition calcext:apply-style-name="Bad" calcext:value="contains-text(&quot;?&quot;)" calcext:base-cell-address="Sheet1.V35"/>
            <calcext:condition calcext:apply-style-name="Accent 1" calcext:value="=1" calcext:base-cell-address="Sheet1.V35"/>
            <calcext:condition calcext:apply-style-name="Accent 1" calcext:value="contains-text(&quot;1&quot;)" calcext:base-cell-address="Sheet1.V35"/>
          </calcext:conditional-format>
          <calcext:conditional-format calcext:target-range-address="Sheet1.V33:Sheet1.V33">
            <calcext:condition calcext:apply-style-name="Bad" calcext:value="contains-text(&quot;?&quot;)" calcext:base-cell-address="Sheet1.V33"/>
            <calcext:condition calcext:apply-style-name="Accent 1" calcext:value="=1" calcext:base-cell-address="Sheet1.V33"/>
            <calcext:condition calcext:apply-style-name="Accent 1" calcext:value="contains-text(&quot;1&quot;)" calcext:base-cell-address="Sheet1.V33"/>
          </calcext:conditional-format>
          <calcext:conditional-format calcext:target-range-address="Sheet1.W33:Sheet1.W33">
            <calcext:condition calcext:apply-style-name="Bad" calcext:value="contains-text(&quot;?&quot;)" calcext:base-cell-address="Sheet1.W33"/>
            <calcext:condition calcext:apply-style-name="Accent 1" calcext:value="=1" calcext:base-cell-address="Sheet1.W33"/>
            <calcext:condition calcext:apply-style-name="Accent 1" calcext:value="contains-text(&quot;1&quot;)" calcext:base-cell-address="Sheet1.W33"/>
          </calcext:conditional-format>
          <calcext:conditional-format calcext:target-range-address="Sheet1.V31:Sheet1.V31">
            <calcext:condition calcext:apply-style-name="Bad" calcext:value="contains-text(&quot;?&quot;)" calcext:base-cell-address="Sheet1.V31"/>
            <calcext:condition calcext:apply-style-name="Accent 1" calcext:value="=1" calcext:base-cell-address="Sheet1.V31"/>
            <calcext:condition calcext:apply-style-name="Accent 1" calcext:value="contains-text(&quot;1&quot;)" calcext:base-cell-address="Sheet1.V31"/>
          </calcext:conditional-format>
          <calcext:conditional-format calcext:target-range-address="Sheet1.V29:Sheet1.V29">
            <calcext:condition calcext:apply-style-name="Bad" calcext:value="contains-text(&quot;?&quot;)" calcext:base-cell-address="Sheet1.V29"/>
            <calcext:condition calcext:apply-style-name="Accent 1" calcext:value="=1" calcext:base-cell-address="Sheet1.V29"/>
            <calcext:condition calcext:apply-style-name="Accent 1" calcext:value="contains-text(&quot;1&quot;)" calcext:base-cell-address="Sheet1.V29"/>
          </calcext:conditional-format>
          <calcext:conditional-format calcext:target-range-address="Sheet1.V26:Sheet1.V26">
            <calcext:condition calcext:apply-style-name="Bad" calcext:value="contains-text(&quot;?&quot;)" calcext:base-cell-address="Sheet1.V26"/>
            <calcext:condition calcext:apply-style-name="Accent 1" calcext:value="=1" calcext:base-cell-address="Sheet1.V26"/>
            <calcext:condition calcext:apply-style-name="Accent 1" calcext:value="contains-text(&quot;1&quot;)" calcext:base-cell-address="Sheet1.V26"/>
          </calcext:conditional-format>
          <calcext:conditional-format calcext:target-range-address="Sheet1.V22:Sheet1.V22">
            <calcext:condition calcext:apply-style-name="Bad" calcext:value="contains-text(&quot;?&quot;)" calcext:base-cell-address="Sheet1.V22"/>
            <calcext:condition calcext:apply-style-name="Accent 1" calcext:value="=1" calcext:base-cell-address="Sheet1.V22"/>
            <calcext:condition calcext:apply-style-name="Accent 1" calcext:value="contains-text(&quot;1&quot;)" calcext:base-cell-address="Sheet1.V22"/>
          </calcext:conditional-format>
          <calcext:conditional-format calcext:target-range-address="Sheet1.Q33:Sheet1.Q33">
            <calcext:condition calcext:apply-style-name="Bad" calcext:value="contains-text(&quot;?&quot;)" calcext:base-cell-address="Sheet1.Q33"/>
            <calcext:condition calcext:apply-style-name="Accent 1" calcext:value="=1" calcext:base-cell-address="Sheet1.Q33"/>
            <calcext:condition calcext:apply-style-name="Accent 1" calcext:value="contains-text(&quot;1&quot;)" calcext:base-cell-address="Sheet1.Q33"/>
          </calcext:conditional-format>
          <calcext:conditional-format calcext:target-range-address="Sheet1.R33:Sheet1.R33">
            <calcext:condition calcext:apply-style-name="Bad" calcext:value="contains-text(&quot;?&quot;)" calcext:base-cell-address="Sheet1.R33"/>
            <calcext:condition calcext:apply-style-name="Accent 1" calcext:value="=1" calcext:base-cell-address="Sheet1.R33"/>
            <calcext:condition calcext:apply-style-name="Accent 1" calcext:value="contains-text(&quot;1&quot;)" calcext:base-cell-address="Sheet1.R33"/>
          </calcext:conditional-format>
          <calcext:conditional-format calcext:target-range-address="Sheet1.S33:Sheet1.S33">
            <calcext:condition calcext:apply-style-name="Bad" calcext:value="contains-text(&quot;?&quot;)" calcext:base-cell-address="Sheet1.S33"/>
            <calcext:condition calcext:apply-style-name="Accent 1" calcext:value="=1" calcext:base-cell-address="Sheet1.S33"/>
            <calcext:condition calcext:apply-style-name="Accent 1" calcext:value="contains-text(&quot;1&quot;)" calcext:base-cell-address="Sheet1.S33"/>
          </calcext:conditional-format>
          <calcext:conditional-format calcext:target-range-address="Sheet1.T33:Sheet1.T33">
            <calcext:condition calcext:apply-style-name="Bad" calcext:value="contains-text(&quot;?&quot;)" calcext:base-cell-address="Sheet1.T33"/>
            <calcext:condition calcext:apply-style-name="Accent 1" calcext:value="=1" calcext:base-cell-address="Sheet1.T33"/>
            <calcext:condition calcext:apply-style-name="Accent 1" calcext:value="contains-text(&quot;1&quot;)" calcext:base-cell-address="Sheet1.T33"/>
          </calcext:conditional-format>
          <calcext:conditional-format calcext:target-range-address="Sheet1.U33:Sheet1.U33">
            <calcext:condition calcext:apply-style-name="Bad" calcext:value="contains-text(&quot;?&quot;)" calcext:base-cell-address="Sheet1.U33"/>
            <calcext:condition calcext:apply-style-name="Accent 1" calcext:value="=1" calcext:base-cell-address="Sheet1.U33"/>
            <calcext:condition calcext:apply-style-name="Accent 1" calcext:value="contains-text(&quot;1&quot;)" calcext:base-cell-address="Sheet1.U33"/>
          </calcext:conditional-format>
          <calcext:conditional-format calcext:target-range-address="Sheet1.P29:Sheet1.P29">
            <calcext:condition calcext:apply-style-name="Bad" calcext:value="contains-text(&quot;?&quot;)" calcext:base-cell-address="Sheet1.P29"/>
            <calcext:condition calcext:apply-style-name="Accent 1" calcext:value="=1" calcext:base-cell-address="Sheet1.P29"/>
            <calcext:condition calcext:apply-style-name="Accent 1" calcext:value="contains-text(&quot;1&quot;)" calcext:base-cell-address="Sheet1.P29"/>
          </calcext:conditional-format>
          <calcext:conditional-format calcext:target-range-address="Sheet1.Q29:Sheet1.Q29">
            <calcext:condition calcext:apply-style-name="Bad" calcext:value="contains-text(&quot;?&quot;)" calcext:base-cell-address="Sheet1.Q29"/>
            <calcext:condition calcext:apply-style-name="Accent 1" calcext:value="=1" calcext:base-cell-address="Sheet1.Q29"/>
            <calcext:condition calcext:apply-style-name="Accent 1" calcext:value="contains-text(&quot;1&quot;)" calcext:base-cell-address="Sheet1.Q29"/>
          </calcext:conditional-format>
          <calcext:conditional-format calcext:target-range-address="Sheet1.R29:Sheet1.R29">
            <calcext:condition calcext:apply-style-name="Bad" calcext:value="contains-text(&quot;?&quot;)" calcext:base-cell-address="Sheet1.R29"/>
            <calcext:condition calcext:apply-style-name="Accent 1" calcext:value="=1" calcext:base-cell-address="Sheet1.R29"/>
            <calcext:condition calcext:apply-style-name="Accent 1" calcext:value="contains-text(&quot;1&quot;)" calcext:base-cell-address="Sheet1.R29"/>
          </calcext:conditional-format>
          <calcext:conditional-format calcext:target-range-address="Sheet1.S29:Sheet1.S29">
            <calcext:condition calcext:apply-style-name="Bad" calcext:value="contains-text(&quot;?&quot;)" calcext:base-cell-address="Sheet1.S29"/>
            <calcext:condition calcext:apply-style-name="Accent 1" calcext:value="=1" calcext:base-cell-address="Sheet1.S29"/>
            <calcext:condition calcext:apply-style-name="Accent 1" calcext:value="contains-text(&quot;1&quot;)" calcext:base-cell-address="Sheet1.S29"/>
          </calcext:conditional-format>
          <calcext:conditional-format calcext:target-range-address="Sheet1.T29:Sheet1.T29">
            <calcext:condition calcext:apply-style-name="Bad" calcext:value="contains-text(&quot;?&quot;)" calcext:base-cell-address="Sheet1.T29"/>
            <calcext:condition calcext:apply-style-name="Accent 1" calcext:value="=1" calcext:base-cell-address="Sheet1.T29"/>
            <calcext:condition calcext:apply-style-name="Accent 1" calcext:value="contains-text(&quot;1&quot;)" calcext:base-cell-address="Sheet1.T29"/>
          </calcext:conditional-format>
          <calcext:conditional-format calcext:target-range-address="Sheet1.U29:Sheet1.U29">
            <calcext:condition calcext:apply-style-name="Bad" calcext:value="contains-text(&quot;?&quot;)" calcext:base-cell-address="Sheet1.U29"/>
            <calcext:condition calcext:apply-style-name="Accent 1" calcext:value="=1" calcext:base-cell-address="Sheet1.U29"/>
            <calcext:condition calcext:apply-style-name="Accent 1" calcext:value="contains-text(&quot;1&quot;)" calcext:base-cell-address="Sheet1.U29"/>
          </calcext:conditional-format>
          <calcext:conditional-format calcext:target-range-address="Sheet1.P26:Sheet1.P26">
            <calcext:condition calcext:apply-style-name="Bad" calcext:value="contains-text(&quot;?&quot;)" calcext:base-cell-address="Sheet1.P26"/>
            <calcext:condition calcext:apply-style-name="Accent 1" calcext:value="=1" calcext:base-cell-address="Sheet1.P26"/>
            <calcext:condition calcext:apply-style-name="Accent 1" calcext:value="contains-text(&quot;1&quot;)" calcext:base-cell-address="Sheet1.P26"/>
          </calcext:conditional-format>
          <calcext:conditional-format calcext:target-range-address="Sheet1.Q26:Sheet1.Q26">
            <calcext:condition calcext:apply-style-name="Bad" calcext:value="contains-text(&quot;?&quot;)" calcext:base-cell-address="Sheet1.Q26"/>
            <calcext:condition calcext:apply-style-name="Accent 1" calcext:value="=1" calcext:base-cell-address="Sheet1.Q26"/>
            <calcext:condition calcext:apply-style-name="Accent 1" calcext:value="contains-text(&quot;1&quot;)" calcext:base-cell-address="Sheet1.Q26"/>
          </calcext:conditional-format>
          <calcext:conditional-format calcext:target-range-address="Sheet1.R26:Sheet1.R26">
            <calcext:condition calcext:apply-style-name="Bad" calcext:value="contains-text(&quot;?&quot;)" calcext:base-cell-address="Sheet1.R26"/>
            <calcext:condition calcext:apply-style-name="Accent 1" calcext:value="=1" calcext:base-cell-address="Sheet1.R26"/>
            <calcext:condition calcext:apply-style-name="Accent 1" calcext:value="contains-text(&quot;1&quot;)" calcext:base-cell-address="Sheet1.R26"/>
          </calcext:conditional-format>
          <calcext:conditional-format calcext:target-range-address="Sheet1.S26:Sheet1.S26">
            <calcext:condition calcext:apply-style-name="Bad" calcext:value="contains-text(&quot;?&quot;)" calcext:base-cell-address="Sheet1.S26"/>
            <calcext:condition calcext:apply-style-name="Accent 1" calcext:value="=1" calcext:base-cell-address="Sheet1.S26"/>
            <calcext:condition calcext:apply-style-name="Accent 1" calcext:value="contains-text(&quot;1&quot;)" calcext:base-cell-address="Sheet1.S26"/>
          </calcext:conditional-format>
          <calcext:conditional-format calcext:target-range-address="Sheet1.U26:Sheet1.U26">
            <calcext:condition calcext:apply-style-name="Bad" calcext:value="contains-text(&quot;?&quot;)" calcext:base-cell-address="Sheet1.U26"/>
            <calcext:condition calcext:apply-style-name="Accent 1" calcext:value="=1" calcext:base-cell-address="Sheet1.U26"/>
            <calcext:condition calcext:apply-style-name="Accent 1" calcext:value="contains-text(&quot;1&quot;)" calcext:base-cell-address="Sheet1.U26"/>
          </calcext:conditional-format>
          <calcext:conditional-format calcext:target-range-address="Sheet1.W29:Sheet1.W29">
            <calcext:condition calcext:apply-style-name="Bad" calcext:value="contains-text(&quot;?&quot;)" calcext:base-cell-address="Sheet1.W29"/>
            <calcext:condition calcext:apply-style-name="Accent 1" calcext:value="=1" calcext:base-cell-address="Sheet1.W29"/>
            <calcext:condition calcext:apply-style-name="Accent 1" calcext:value="contains-text(&quot;1&quot;)" calcext:base-cell-address="Sheet1.W29"/>
          </calcext:conditional-format>
          <calcext:conditional-format calcext:target-range-address="Sheet1.W27:Sheet1.W27">
            <calcext:condition calcext:apply-style-name="Bad" calcext:value="contains-text(&quot;?&quot;)" calcext:base-cell-address="Sheet1.W27"/>
            <calcext:condition calcext:apply-style-name="Accent 1" calcext:value="=1" calcext:base-cell-address="Sheet1.W27"/>
            <calcext:condition calcext:apply-style-name="Accent 1" calcext:value="contains-text(&quot;1&quot;)" calcext:base-cell-address="Sheet1.W27"/>
          </calcext:conditional-format>
          <calcext:conditional-format calcext:target-range-address="Sheet1.V23:Sheet1.V23">
            <calcext:condition calcext:apply-style-name="Bad" calcext:value="contains-text(&quot;?&quot;)" calcext:base-cell-address="Sheet1.V23"/>
            <calcext:condition calcext:apply-style-name="Accent 1" calcext:value="=1" calcext:base-cell-address="Sheet1.V23"/>
            <calcext:condition calcext:apply-style-name="Accent 1" calcext:value="contains-text(&quot;1&quot;)" calcext:base-cell-address="Sheet1.V23"/>
          </calcext:conditional-format>
          <calcext:conditional-format calcext:target-range-address="Sheet1.W22:Sheet1.W22">
            <calcext:condition calcext:apply-style-name="Bad" calcext:value="contains-text(&quot;?&quot;)" calcext:base-cell-address="Sheet1.W22"/>
            <calcext:condition calcext:apply-style-name="Accent 1" calcext:value="=1" calcext:base-cell-address="Sheet1.W22"/>
            <calcext:condition calcext:apply-style-name="Accent 1" calcext:value="contains-text(&quot;1&quot;)" calcext:base-cell-address="Sheet1.W22"/>
          </calcext:conditional-format>
          <calcext:conditional-format calcext:target-range-address="Sheet1.W23:Sheet1.W23">
            <calcext:condition calcext:apply-style-name="Bad" calcext:value="contains-text(&quot;?&quot;)" calcext:base-cell-address="Sheet1.W23"/>
            <calcext:condition calcext:apply-style-name="Accent 1" calcext:value="=1" calcext:base-cell-address="Sheet1.W23"/>
            <calcext:condition calcext:apply-style-name="Accent 1" calcext:value="contains-text(&quot;1&quot;)" calcext:base-cell-address="Sheet1.W23"/>
          </calcext:conditional-format>
          <calcext:conditional-format calcext:target-range-address="Sheet1.W24:Sheet1.W24">
            <calcext:condition calcext:apply-style-name="Bad" calcext:value="contains-text(&quot;?&quot;)" calcext:base-cell-address="Sheet1.W24"/>
            <calcext:condition calcext:apply-style-name="Accent 1" calcext:value="=1" calcext:base-cell-address="Sheet1.W24"/>
            <calcext:condition calcext:apply-style-name="Accent 1" calcext:value="contains-text(&quot;1&quot;)" calcext:base-cell-address="Sheet1.W24"/>
          </calcext:conditional-format>
          <calcext:conditional-format calcext:target-range-address="Sheet1.W20:Sheet1.W20">
            <calcext:condition calcext:apply-style-name="Bad" calcext:value="contains-text(&quot;?&quot;)" calcext:base-cell-address="Sheet1.W20"/>
            <calcext:condition calcext:apply-style-name="Accent 1" calcext:value="=1" calcext:base-cell-address="Sheet1.W20"/>
            <calcext:condition calcext:apply-style-name="Accent 1" calcext:value="contains-text(&quot;1&quot;)" calcext:base-cell-address="Sheet1.W20"/>
          </calcext:conditional-format>
          <calcext:conditional-format calcext:target-range-address="Sheet1.X20:Sheet1.X20">
            <calcext:condition calcext:apply-style-name="Bad" calcext:value="contains-text(&quot;?&quot;)" calcext:base-cell-address="Sheet1.X20"/>
            <calcext:condition calcext:apply-style-name="Accent 1" calcext:value="=1" calcext:base-cell-address="Sheet1.X20"/>
            <calcext:condition calcext:apply-style-name="Accent 1" calcext:value="contains-text(&quot;1&quot;)" calcext:base-cell-address="Sheet1.X20"/>
          </calcext:conditional-format>
          <calcext:conditional-format calcext:target-range-address="Sheet1.X30:Sheet1.X30">
            <calcext:condition calcext:apply-style-name="Bad" calcext:value="contains-text(&quot;?&quot;)" calcext:base-cell-address="Sheet1.X30"/>
            <calcext:condition calcext:apply-style-name="Accent 1" calcext:value="=1" calcext:base-cell-address="Sheet1.X30"/>
            <calcext:condition calcext:apply-style-name="Accent 1" calcext:value="contains-text(&quot;1&quot;)" calcext:base-cell-address="Sheet1.X30"/>
          </calcext:conditional-format>
          <calcext:conditional-format calcext:target-range-address="Sheet1.W30:Sheet1.W30">
            <calcext:condition calcext:apply-style-name="Bad" calcext:value="contains-text(&quot;?&quot;)" calcext:base-cell-address="Sheet1.W30"/>
            <calcext:condition calcext:apply-style-name="Accent 1" calcext:value="=1" calcext:base-cell-address="Sheet1.W30"/>
            <calcext:condition calcext:apply-style-name="Accent 1" calcext:value="contains-text(&quot;1&quot;)" calcext:base-cell-address="Sheet1.W30"/>
          </calcext:conditional-format>
          <calcext:conditional-format calcext:target-range-address="Sheet1.W31:Sheet1.W31">
            <calcext:condition calcext:apply-style-name="Bad" calcext:value="contains-text(&quot;?&quot;)" calcext:base-cell-address="Sheet1.W31"/>
            <calcext:condition calcext:apply-style-name="Accent 1" calcext:value="=1" calcext:base-cell-address="Sheet1.W31"/>
            <calcext:condition calcext:apply-style-name="Accent 1" calcext:value="contains-text(&quot;1&quot;)" calcext:base-cell-address="Sheet1.W31"/>
          </calcext:conditional-format>
          <calcext:conditional-format calcext:target-range-address="Sheet1.W32:Sheet1.W32">
            <calcext:condition calcext:apply-style-name="Bad" calcext:value="contains-text(&quot;?&quot;)" calcext:base-cell-address="Sheet1.W32"/>
            <calcext:condition calcext:apply-style-name="Accent 1" calcext:value="=1" calcext:base-cell-address="Sheet1.W32"/>
            <calcext:condition calcext:apply-style-name="Accent 1" calcext:value="contains-text(&quot;1&quot;)" calcext:base-cell-address="Sheet1.W32"/>
          </calcext:conditional-format>
          <calcext:conditional-format calcext:target-range-address="Sheet1.X27:Sheet1.X27">
            <calcext:condition calcext:apply-style-name="Bad" calcext:value="contains-text(&quot;?&quot;)" calcext:base-cell-address="Sheet1.X27"/>
            <calcext:condition calcext:apply-style-name="Accent 1" calcext:value="=1" calcext:base-cell-address="Sheet1.X27"/>
            <calcext:condition calcext:apply-style-name="Accent 1" calcext:value="contains-text(&quot;1&quot;)" calcext:base-cell-address="Sheet1.X27"/>
          </calcext:conditional-format>
          <calcext:conditional-format calcext:target-range-address="Sheet1.W40:Sheet1.W40">
            <calcext:condition calcext:apply-style-name="Bad" calcext:value="contains-text(&quot;?&quot;)" calcext:base-cell-address="Sheet1.W40"/>
            <calcext:condition calcext:apply-style-name="Accent 1" calcext:value="=1" calcext:base-cell-address="Sheet1.W40"/>
            <calcext:condition calcext:apply-style-name="Accent 1" calcext:value="contains-text(&quot;1&quot;)" calcext:base-cell-address="Sheet1.W40"/>
          </calcext:conditional-format>
        </calcext:conditional-formats>
      </table:table>
      <table:table table:name="Sheet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Organism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I</text:p>
          </table:table-cell>
          <table:table-cell office:value-type="string" calcext:value-type="string">
            <text:p>CIII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PDH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Fe-S</text:p>
          </table:table-cell>
        </table:table-row>
        <table:table-row table:style-name="ro1">
          <table:table-cell office:value-type="string" calcext:value-type="string">
            <text:p>Acanthamoeba castellani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aris suum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stocystis sp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vimastigomonas motovehiculus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ina marsupia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lamydomonas reinhardti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ra ve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sporidium mu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sporidium parv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snectes brevi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ephalitozoon cunicul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amoeba histolytica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glena gracilis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ciola hepat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rdia intestinali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o sapiens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igamoeba balamut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rocytos mackin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ospori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egleria gruber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ocallimastix sp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ctotherus ova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pinomyces sp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omyces sp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odium falciparum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alteriomonas lanter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gsuia bifor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zell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ccharomyces cerevisia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wyeria marylandensi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izosaccharomyces pombe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ronucleu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giella incarcerat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chomonas vaginali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trimastix pyriformi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anosoma brucei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rella brassicaformis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K51:Sheet1.W8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21:16:28.32934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8:37:00.057664395</meta:creation-date>
    <dc:date>2021-01-24T22:01:51.826231827</dc:date>
    <meta:editing-duration>PT3H11M25S</meta:editing-duration>
    <meta:editing-cycles>25</meta:editing-cycles>
    <meta:generator>LibreOffice/6.0.7.3$Linux_X86_64 LibreOffice_project/00m0$Build-3</meta:generator>
    <meta:document-statistic meta:table-count="2" meta:cell-count="1261" meta:object-count="0"/>
  </office:meta>
</office:document-meta>
</file>